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f36" officeooo:paragraph-rsid="00198f36"/>
    </style:style>
    <style:style style:name="P2" style:family="paragraph" style:parent-style-name="Standard">
      <style:text-properties officeooo:rsid="00199a22" officeooo:paragraph-rsid="00199a22"/>
    </style:style>
    <style:style style:name="P3" style:family="paragraph" style:parent-style-name="Standard">
      <style:text-properties officeooo:rsid="001c4f49" officeooo:paragraph-rsid="001c4f49"/>
    </style:style>
    <style:style style:name="P4" style:family="paragraph" style:parent-style-name="Standard">
      <style:text-properties officeooo:rsid="0024d7c9" officeooo:paragraph-rsid="0024d7c9"/>
    </style:style>
    <style:style style:name="P5" style:family="paragraph" style:parent-style-name="Standard">
      <style:text-properties officeooo:rsid="002614ff" officeooo:paragraph-rsid="002614ff"/>
    </style:style>
    <style:style style:name="P6" style:family="paragraph" style:parent-style-name="Standard">
      <style:text-properties officeooo:rsid="00266dcd" officeooo:paragraph-rsid="00266dcd"/>
    </style:style>
    <style:style style:name="P7" style:family="paragraph" style:parent-style-name="Standard">
      <style:text-properties officeooo:rsid="00281bcc" officeooo:paragraph-rsid="00281bcc"/>
    </style:style>
    <style:style style:name="P8" style:family="paragraph" style:parent-style-name="Standard">
      <style:text-properties officeooo:rsid="002c9343" officeooo:paragraph-rsid="002c9343"/>
    </style:style>
    <style:style style:name="P9" style:family="paragraph" style:parent-style-name="Standard">
      <style:text-properties officeooo:rsid="0033a7ce" officeooo:paragraph-rsid="0033a7c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b4e41"/>
    </style:style>
    <style:style style:name="T4" style:family="text">
      <style:text-properties style:text-underline-style="solid" style:text-underline-width="auto" style:text-underline-color="font-color" officeooo:rsid="001b9c07"/>
    </style:style>
    <style:style style:name="T5" style:family="text">
      <style:text-properties style:text-underline-style="solid" style:text-underline-width="auto" style:text-underline-color="font-color" officeooo:rsid="00200dca"/>
    </style:style>
    <style:style style:name="T6" style:family="text">
      <style:text-properties style:text-underline-style="solid" style:text-underline-width="auto" style:text-underline-color="font-color" officeooo:rsid="0030d69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b4e41"/>
    </style:style>
    <style:style style:name="T9" style:family="text">
      <style:text-properties style:text-underline-style="none" officeooo:rsid="001b9c07"/>
    </style:style>
    <style:style style:name="T10" style:family="text">
      <style:text-properties style:text-underline-style="none" officeooo:rsid="00255e1a"/>
    </style:style>
    <style:style style:name="T11" style:family="text">
      <style:text-properties style:text-underline-style="none" officeooo:rsid="00299cf5"/>
    </style:style>
    <style:style style:name="T12" style:family="text">
      <style:text-properties style:text-underline-style="none" officeooo:rsid="0029e575"/>
    </style:style>
    <style:style style:name="T13" style:family="text">
      <style:text-properties style:text-underline-style="none" officeooo:rsid="002bbf54"/>
    </style:style>
    <style:style style:name="T14" style:family="text">
      <style:text-properties style:text-underline-style="none" officeooo:rsid="002d5e1c"/>
    </style:style>
    <style:style style:name="T15" style:family="text">
      <style:text-properties style:text-underline-style="none" officeooo:rsid="002f0a7b"/>
    </style:style>
    <style:style style:name="T16" style:family="text">
      <style:text-properties style:text-underline-style="none" officeooo:rsid="003093ef"/>
    </style:style>
    <style:style style:name="T17" style:family="text">
      <style:text-properties officeooo:rsid="001d3c16"/>
    </style:style>
    <style:style style:name="T18" style:family="text">
      <style:text-properties officeooo:rsid="00200dca"/>
    </style:style>
    <style:style style:name="T19" style:family="text">
      <style:text-properties officeooo:rsid="00266dcd"/>
    </style:style>
    <style:style style:name="T20" style:family="text">
      <style:text-properties officeooo:rsid="0030d699"/>
    </style:style>
    <style:style style:name="T21" style:family="text">
      <style:text-properties officeooo:rsid="00351ecc"/>
    </style:style>
    <style:style style:name="T22" style:family="text">
      <style:text-properties officeooo:rsid="0035e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## Principal</text:p>
      <text:p text:style-name="P1">ALUNO(<text:span text:style-name="T2">RA</text:span>, nome, CPF, RG, nascimento, classe, <text:span text:style-name="T19">email</text:span>)</text:p>
      <text:p text:style-name="P2">PROFESSOR(<text:span text:style-name="T1">ID</text:span>, nome, CPF, RG, nascimento, <text:span text:style-name="T19">email</text:span>)</text:p>
      <text:p text:style-name="P5">RESPONSAVEL(<text:span text:style-name="T1">ID</text:span>, nome, CPF, RG, nascimento, <text:span text:style-name="T19">email</text:span>)</text:p>
      <text:p text:style-name="P6">LOGIN(senha)</text:p>
      <text:p text:style-name="P2">AULA(<text:span text:style-name="T3">prefessor</text:span><text:span text:style-name="T8">, </text:span><text:span text:style-name="T4">sala</text:span><text:span text:style-name="T9">, </text:span><text:span text:style-name="T4">horario</text:span>)</text:p>
      <text:p text:style-name="P3">HORARIO(<text:span text:style-name="T1">id</text:span>, <text:span text:style-name="T17">horario</text:span>)</text:p>
      <text:p text:style-name="Standard"><text:span text:style-name="T18">AVALIACAO(</text:span><text:span text:style-name="T5">ID</text:span><text:span text:style-name="T18">, aula. n</text:span>ome<text:span text:style-name="T18">, descricao, valor)</text:span></text:p>
      <text:p text:style-name="P4">NOTA(<text:span text:style-name="T1">avaliacao</text:span><text:span text:style-name="T7">, </text:span><text:span text:style-name="T1">aluno</text:span><text:span text:style-name="T7">, </text:span><text:span text:style-name="T10">nota</text:span>)</text:p>
      <text:p text:style-name="Standard"/>
      <text:p text:style-name="P7">## Cantina</text:p>
      <text:p text:style-name="P7">PRODUTOS(<text:span text:style-name="T1">ID</text:span><text:span text:style-name="T7">, </text:span><text:span text:style-name="T11">nome, </text:span><text:span text:style-name="T13">descricao</text:span><text:span text:style-name="T11">, quantidade,</text:span><text:span text:style-name="T12"> preco</text:span>)</text:p>
      <text:p text:style-name="P8">PACOTE(<text:span text:style-name="T1">ID</text:span><text:span text:style-name="T7">, </text:span><text:span text:style-name="T14">aluno, </text:span><text:span text:style-name="T15">pago, </text:span><text:span text:style-name="T16">data</text:span>)</text:p>
      <text:p text:style-name="P8">RESERVA(<text:span text:style-name="T6">pacote</text:span><text:span text:style-name="T20">, </text:span><text:span text:style-name="T6">produto</text:span><text:span text:style-name="T20">, quantidade</text:span>)</text:p>
      <text:p text:style-name="P8"/>
      <text:p text:style-name="P9">## Requerimento de documento</text:p>
      <text:p text:style-name="P9">REQUERIMENTO(<text:span text:style-name="T1">ID</text:span>, <text:span text:style-name="T22">aluno, documento, retirada</text:span>)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A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A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</meta:initial-creator>
    <meta:creation-date>2016-10-26T15:45:02.827827154</meta:creation-date>
    <dc:date>2016-10-26T16:52:33.870584248</dc:date>
    <dc:creator>Vinicius </dc:creator>
    <meta:editing-duration>PT52M2S</meta:editing-duration>
    <meta:editing-cycles>35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57" meta:character-count="487" meta:non-whitespace-character-count="445"/>
  </office:meta>
</office:document-meta>
</file>